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 Light" svg:font-family="'Calibri Light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Text_20_body_20__28_user_29_">
      <style:paragraph-properties fo:margin-left="0.635cm" fo:margin-right="0cm" fo:text-indent="0cm" style:auto-text-indent="false"/>
    </style:style>
    <style:style style:name="P2" style:family="paragraph" style:parent-style-name="Text_20_body_20__28_user_29_">
      <style:paragraph-properties fo:margin-left="0.635cm" fo:margin-right="0cm" fo:line-height="100%" fo:text-indent="0cm" style:auto-text-indent="false"/>
    </style:style>
    <style:style style:name="P3" style:family="paragraph" style:parent-style-name="Text_20_body_20__28_user_29_">
      <style:paragraph-properties fo:margin-left="0.635cm" fo:margin-right="0cm" fo:text-indent="0cm" style:auto-text-indent="false"/>
      <style:text-properties officeooo:paragraph-rsid="00231d57"/>
    </style:style>
    <style:style style:name="P4" style:family="paragraph" style:parent-style-name="Standard_20__28_user_29_">
      <style:paragraph-properties fo:margin-left="0.635cm" fo:margin-right="0cm" fo:text-indent="0cm" style:auto-text-indent="false"/>
    </style:style>
    <style:style style:name="P5" style:family="paragraph" style:parent-style-name="Text_20_body">
      <style:paragraph-properties fo:margin-left="0.635cm" fo:margin-right="0cm" fo:text-indent="0cm" style:auto-text-indent="false"/>
    </style:style>
    <style:style style:name="P6" style:family="paragraph" style:parent-style-name="Text_20_body_20__28_user_29_">
      <style:paragraph-properties fo:margin-left="1.397cm" fo:margin-right="0cm" fo:text-indent="0cm" style:auto-text-indent="false"/>
    </style:style>
    <style:style style:name="P7" style:family="paragraph" style:parent-style-name="Text_20_body_20__28_user_29_">
      <style:paragraph-properties fo:margin-left="1.27cm" fo:margin-right="0cm" fo:text-indent="0cm" style:auto-text-indent="false"/>
    </style:style>
    <style:style style:name="P8" style:family="paragraph" style:parent-style-name="Text_20_body_20__28_user_29_">
      <style:paragraph-properties fo:margin-left="0cm" fo:margin-right="0cm" fo:text-indent="0.635cm" style:auto-text-indent="false"/>
    </style:style>
    <style:style style:name="P9" style:family="paragraph" style:parent-style-name="Text_20_body_20__28_user_29_">
      <style:text-properties officeooo:rsid="002a0233"/>
    </style:style>
    <style:style style:name="P10" style:family="paragraph" style:parent-style-name="Heading_20_1" style:list-style-name="WWNum1">
      <style:paragraph-properties fo:text-align="center" style:justify-single-word="false"/>
    </style:style>
    <style:style style:name="P11" style:family="paragraph" style:parent-style-name="Text_20_body_20__28_user_29_" style:master-page-name="Standard">
      <style:paragraph-properties style:page-number="auto"/>
    </style:style>
    <style:style style:name="P12" style:family="paragraph" style:parent-style-name="Text_20_body_20__28_user_29_" style:list-style-name="WWNum1"/>
    <style:style style:name="P13" style:family="paragraph" style:parent-style-name="Text_20_body_20__28_user_29_" style:list-style-name="WWNum1">
      <style:text-properties officeooo:paragraph-rsid="001a68b7"/>
    </style:style>
    <style:style style:name="P14" style:family="paragraph" style:parent-style-name="Text_20_body_20__28_user_29_" style:list-style-name="WWNum1">
      <style:text-properties officeooo:paragraph-rsid="001cdf50"/>
    </style:style>
    <style:style style:name="P15" style:family="paragraph" style:parent-style-name="Text_20_body_20__28_user_29_" style:list-style-name="WWNum1">
      <style:text-properties officeooo:paragraph-rsid="0018ca22"/>
    </style:style>
    <style:style style:name="P16" style:family="paragraph" style:parent-style-name="Text_20_body_20__28_user_29_" style:list-style-name="WWNum1">
      <style:text-properties officeooo:paragraph-rsid="001429f8"/>
    </style:style>
    <style:style style:name="P17" style:family="paragraph" style:parent-style-name="Text_20_body_20__28_user_29_" style:list-style-name="WWNum1">
      <style:text-properties officeooo:paragraph-rsid="00169492"/>
    </style:style>
    <style:style style:name="P18" style:family="paragraph" style:parent-style-name="Text_20_body_20__28_user_29_" style:list-style-name="WWNum1">
      <style:text-properties officeooo:paragraph-rsid="0016f00a"/>
    </style:style>
    <style:style style:name="P19" style:family="paragraph" style:parent-style-name="Text_20_body_20__28_user_29_" style:list-style-name="WWNum1">
      <style:text-properties officeooo:paragraph-rsid="0024995e"/>
    </style:style>
    <style:style style:name="P20" style:family="paragraph" style:parent-style-name="Text_20_body_20__28_user_29_" style:list-style-name="WWNum1">
      <style:text-properties officeooo:paragraph-rsid="0024cd43"/>
    </style:style>
    <style:style style:name="P21" style:family="paragraph" style:parent-style-name="Text_20_body_20__28_user_29_" style:list-style-name="WWNum1">
      <style:text-properties officeooo:rsid="001a68b7" officeooo:paragraph-rsid="001a68b7"/>
    </style:style>
    <style:style style:name="P22" style:family="paragraph" style:parent-style-name="Text_20_body_20__28_user_29_" style:list-style-name="WWNum1">
      <style:text-properties officeooo:rsid="0011ce39" officeooo:paragraph-rsid="001429f8"/>
    </style:style>
    <style:style style:name="P23" style:family="paragraph" style:parent-style-name="Text_20_body_20__28_user_29_" style:list-style-name="WWNum1">
      <style:text-properties officeooo:rsid="0011ce39" officeooo:paragraph-rsid="0015c1a2"/>
    </style:style>
    <style:style style:name="P24" style:family="paragraph" style:parent-style-name="Text_20_body_20__28_user_29_" style:list-style-name="WWNum1">
      <style:text-properties officeooo:rsid="0011ce39" officeooo:paragraph-rsid="0016f00a"/>
    </style:style>
    <style:style style:name="P25" style:family="paragraph" style:parent-style-name="Text_20_body_20__28_user_29_" style:list-style-name="WWNum1">
      <style:text-properties officeooo:rsid="001429f8" officeooo:paragraph-rsid="0015c1a2"/>
    </style:style>
    <style:style style:name="P26" style:family="paragraph" style:parent-style-name="Text_20_body_20__28_user_29_" style:list-style-name="WWNum1">
      <style:text-properties officeooo:rsid="001429f8" officeooo:paragraph-rsid="00152bc0"/>
    </style:style>
    <style:style style:name="P27" style:family="paragraph" style:parent-style-name="Text_20_body_20__28_user_29_" style:list-style-name="WWNum1">
      <style:text-properties officeooo:rsid="001429f8" officeooo:paragraph-rsid="0016f00a"/>
    </style:style>
    <style:style style:name="P28" style:family="paragraph" style:parent-style-name="Text_20_body_20__28_user_29_" style:list-style-name="WWNum1">
      <style:text-properties officeooo:rsid="0028a517" officeooo:paragraph-rsid="0028a517"/>
    </style:style>
    <style:style style:name="P29" style:family="paragraph" style:parent-style-name="Text_20_body_20__28_user_29_" style:list-style-name="WWNum1">
      <style:text-properties officeooo:rsid="0022451a" officeooo:paragraph-rsid="0022451a"/>
    </style:style>
    <style:style style:name="P30" style:family="paragraph" style:parent-style-name="Text_20_body_20__28_user_29_" style:list-style-name="WWNum1">
      <style:paragraph-properties text:number-lines="false" text:line-number="0"/>
    </style:style>
    <style:style style:name="P31" style:family="paragraph" style:parent-style-name="Title" style:list-style-name="WWNum1"/>
    <style:style style:name="P32" style:family="paragraph" style:parent-style-name="Title" style:list-style-name="WWNum1">
      <style:text-properties officeooo:paragraph-rsid="002a0233"/>
    </style:style>
    <style:style style:name="P33" style:family="paragraph" style:parent-style-name="Title" style:list-style-name="WWNum1">
      <style:text-properties officeooo:rsid="002a0233" officeooo:paragraph-rsid="002a02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29f8"/>
    </style:style>
    <style:style style:name="T3" style:family="text">
      <style:text-properties officeooo:rsid="00169492"/>
    </style:style>
    <style:style style:name="T4" style:family="text">
      <style:text-properties officeooo:rsid="0018679c"/>
    </style:style>
    <style:style style:name="T5" style:family="text">
      <style:text-properties officeooo:rsid="001a68b7"/>
    </style:style>
    <style:style style:name="T6" style:family="text">
      <style:text-properties officeooo:rsid="001f2ef2"/>
    </style:style>
    <style:style style:name="T7" style:family="text">
      <style:text-properties officeooo:rsid="00209902"/>
    </style:style>
    <style:style style:name="T8" style:family="text">
      <style:text-properties officeooo:rsid="00227375"/>
    </style:style>
    <style:style style:name="T9" style:family="text">
      <style:text-properties officeooo:rsid="00231d57"/>
    </style:style>
    <style:style style:name="T10" style:family="text">
      <style:text-properties officeooo:rsid="00237be4"/>
    </style:style>
    <style:style style:name="T11" style:family="text">
      <style:text-properties officeooo:rsid="0024995e"/>
    </style:style>
    <style:style style:name="T12" style:family="text">
      <style:text-properties officeooo:rsid="00251dfa"/>
    </style:style>
    <style:style style:name="T13" style:family="text">
      <style:text-properties officeooo:rsid="00270e96"/>
    </style:style>
    <style:style style:name="T14" style:family="text">
      <style:text-properties officeooo:rsid="002aed3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list xml:id="list5599079556356758504" text:style-name="WWNum1">
        <text:list-item>
          <text:p text:style-name="P31">Внутренний распорядок</text:p>
          <text:list>
            <text:list-item>
              <text:p text:style-name="P30">Смена инженера дневной технической поддержки составляет 12 рабочих часов с 09:00 до 21:00.</text:p>
            </text:list-item>
            <text:list-item>
              <text:p text:style-name="P12">Смена инженера ночной технической поддержки составляет 12 рабочих часов с 09:00 до 21:00.</text:p>
            </text:list-item>
            <text:list-item>
              <text:p text:style-name="P12">График работы дневного инженера — 3 смены через 3 смены (15 смен в месяц)</text:p>
            </text:list-item>
            <text:list-item>
              <text:p text:style-name="P12">График работы ночного инженера — 2 смены через 2 (15 смен в месяц)</text:p>
            </text:list-item>
            <text:list-item>
              <text:p text:style-name="P12">Инженера дневной технической поддержки сменяет инженер ночной технической поддержки в 21:00.</text:p>
            </text:list-item>
            <text:list-item>
              <text:p text:style-name="P12">Инженера ночной технической поддержки сменяет инженер дневной технической поддержки в 09:00.</text:p>
            </text:list-item>
            <text:list-item>
              <text:p text:style-name="P12">Рабочее время: рабочим считается время, в течение которого работник в соответствии с правилами внутреннего распорядка обязан находиться на рабочем месте и выполнять свои трудовые обязанности.</text:p>
            </text:list-item>
            <text:list-item>
              <text:p text:style-name="P12">Один раз в час в течение рабочего дня допускается перерыв на 5 минут.</text:p>
            </text:list-item>
            <text:list-item>
              <text:p text:style-name="P12">Любое отсутствие на рабочем месте в рабочее время необходимо согласовывать с напарником, если таковой отсутствует, то с руководителем.</text:p>
            </text:list-item>
          </text:list>
        </text:list-item>
      </text:list>
      <text:p text:style-name="P1">Причины отсутствия:</text:p>
      <text:p text:style-name="P1">-обед</text:p>
      <text:p text:style-name="P1">-перекур</text:p>
      <text:p text:style-name="P1">-личные цели</text:p>
      <text:list xml:id="list101450205766810" text:continue-numbering="true" text:style-name="WWNum1">
        <text:list-item>
          <text:list>
            <text:list-item>
              <text:p text:style-name="P12">Обеденный перерыв – не может начинать и заканчивать смену.</text:p>
            </text:list-item>
            <text:list-item>
              <text:p text:style-name="P12">Длительность обеда:минимальное время перерыва 30 мин., максимальная длительность составляет 1 час при отсутствии авральных ситуации и массовых обращений.</text:p>
            </text:list-item>
            <text:list-item>
              <text:p text:style-name="P12">В случае возникновения аварий или авральных ситуаций, руководство оставляет за собой право досрочно вызвать сотрудника с обеда, с компенсацией времени в последствии.</text:p>
            </text:list-item>
            <text:list-item>
              <text:p text:style-name="P12">В случае необходимости отсутствовать больше допустимого <text:s/>времени на перерыв, время согласуется с руководителем, и компенсируется аналогичным промежутком времени на усмотрение руководителя.</text:p>
            </text:list-item>
            <text:list-item>
              <text:p text:style-name="P12">Рабочее время затраченное в личных целях согласуется с руководителем и может быть компенсировано нерабочим временем сотрудника по решению <text:soft-page-break/>руководителя. Несогласованные траты времени компенсируются эквивалентным вычетом зар. платы и штрафом.</text:p>
            </text:list-item>
            <text:list-item>
              <text:p text:style-name="P12">Опоздание на работу недопустимо. В случае опоздания, сотрудник обязан найти себе подмену на это время. <text:s/></text:p>
            </text:list-item>
            <text:list-item>
              <text:p text:style-name="P12">Про любые обмены рабочими сменами необходимо уведомить письменно руководителя и коллег <text:span text:style-name="T4">и поменять смены в рабочем каледнаре</text:span>.</text:p>
            </text:list-item>
            <text:list-item>
              <text:p text:style-name="P12">Для оплачиваемого отпуска необходимо проработать минимум 6 мес.</text:p>
            </text:list-item>
            <text:list-item>
              <text:p text:style-name="P12">В каждом календарном году можно взять 14 календарных дней отпуска подряд, либо <text:s/>2 раза по 7 дней.</text:p>
            </text:list-item>
            <text:list-item>
              <text:p text:style-name="P12">Отпуск оплачиваемый, <text:s/>сотрудник получает ЗП в полном объеме, в ближайшую выплату ЗП после выхода из отпуска.</text:p>
            </text:list-item>
            <text:list-item>
              <text:p text:style-name="P12">Все подмены между собой, могут быть финансово компенсированы между данными сотрудниками на своё личное усмотрение.</text:p>
            </text:list-item>
            <text:list-item>
              <text:p text:style-name="P12">В случае пропуска рабочей смены по уважительным причинам оплата за смену удерживается из заработной платы. По неуважительным причинам оплата за смену удерживается и накладывается штраф.</text:p>
            </text:list-item>
            <text:list-item>
              <text:p text:style-name="P12">Уважительные причины:</text:p>
              <text:p text:style-name="P12">- болезнь;</text:p>
              <text:p text:style-name="P12">- семейные обстоятельства;</text:p>
              <text:p text:style-name="P12">- непредвиденные и форс-мажорные ситуации по мнению руководителя.</text:p>
            </text:list-item>
            <text:list-item>
              <text:p text:style-name="P13">В случае отсутствия необходимого количества сотрудников и наличия большой нагрузки, предусматриваются финансовые поощрения по усмотрению руководителя.</text:p>
            </text:list-item>
            <text:list-item>
              <text:p text:style-name="P21">Рабочее время Компании — 09:00 — 18:00 будни. 10:00-16:00 суббота.</text:p>
            </text:list-item>
            <text:list-item>
              <text:p text:style-name="P13"><text:span text:style-name="T5">Нерабочее время: </text:span>будни 1<text:span text:style-name="T5">8</text:span>:00-09:00, суббота с 16:00 до 09:00 понедельника, праздники 24 часа в сутки)</text:p>
            </text:list-item>
            <text:list-item>
              <text:p text:style-name="P14">Абонентов, клиентов, 3 лиц, в период с 19:00 до 09:00 времени допускать в офис запрещено под любым предлогом.</text:p>
            </text:list-item>
            <text:list-item>
              <text:p text:style-name="P14">Допуск клиентов услуги «Colocation» в указанное время только согласно процедуре «Colocation» и по согласованию с руководителем.</text:p>
            </text:list-item>
            <text:list-item>
              <text:p text:style-name="P14">Сотрудники Компании в нерабочее время:</text:p>
              <text:p text:style-name="P14">- Допуск сотрудников и нахождение в офисе возможно только до 21:00 после их идентификации. После 21:00 допуск сотрудников любых отделов и нахождение в офисе только с согласия непосредственного руководителя.</text:p>
            </text:list-item>
          </text:list>
        </text:list-item>
      </text:list>
      <text:p text:style-name="Text_20_body_20__28_user_29_"/>
      <text:list xml:id="list101449869281012" text:continue-numbering="true" text:style-name="WWNum1">
        <text:list-item>
          <text:p text:style-name="P31"><text:soft-page-break/>О<text:span text:style-name="T7">бязанности</text:span></text:p>
          <text:list>
            <text:list-item>
              <text:p text:style-name="P12">Соблюдение внутреннего распорядка Компании и данного регламента.</text:p>
            </text:list-item>
            <text:list-item>
              <text:p text:style-name="P12">Понимание и соблюдение своей зоны ответственности. <text:s/>Делегирование в соответствующие отделы.</text:p>
            </text:list-item>
            <text:list-item>
              <text:p text:style-name="P12">Прием и совершение:</text:p>
            </text:list-item>
          </text:list>
        </text:list-item>
      </text:list>
      <text:p text:style-name="P6">- входящих звонков</text:p>
      <text:p text:style-name="P6">- исходящих звонков</text:p>
      <text:list xml:id="list101450392451328" text:continue-numbering="true" text:style-name="WWNum1">
        <text:list-item>
          <text:list>
            <text:list-item>
              <text:p text:style-name="P12">Приём, отправка и обработка:</text:p>
            </text:list-item>
          </text:list>
        </text:list-item>
      </text:list>
      <text:p text:style-name="P6">- почты</text:p>
      <text:p text:style-name="P6">- обращений в скайп</text:p>
      <text:p text:style-name="P7">а также заявок поданных в другие используемые на предприятии каналы связи. </text:p>
      <text:list xml:id="list101449174909068" text:continue-numbering="true" text:style-name="WWNum1">
        <text:list-item>
          <text:list>
            <text:list-item>
              <text:p text:style-name="P12">Технические консультации по работе клиентского оборудования (Windows, Linux, Mac) и настройке соединения с сетью Интернет. Настройка, помощь в диагностике, анализ проблем с сетевым оборудованием как абонентов так и нашей Компании.</text:p>
            </text:list-item>
            <text:list-item>
              <text:p text:style-name="P12"><text:s/>Установка, настройка, работа с: <text:s/></text:p>
            </text:list-item>
          </text:list>
        </text:list-item>
      </text:list>
      <text:p text:style-name="P7">- сетевым оборудованием уровня доступа и агрегации (web, telnet, console)</text:p>
      <text:p text:style-name="P7">- серверами доступа</text:p>
      <text:p text:style-name="P7">- поддержание работоспособности рабочих станций Компании</text:p>
      <text:list xml:id="list101448539445013" text:continue-numbering="true" text:style-name="WWNum1">
        <text:list-item>
          <text:list>
            <text:list-item>
              <text:p text:style-name="P12">Мониторинг основных сервисов ISP и оперативное выявление неполадок и устранение, либо передача в соотв. отделы. Оповещение соответствующих лиц при возникновении проблем с сетью. (мониторинг системы кондиционирования, мониторинг за энергоснабжением Дата-центра и своевременный переход на резервные источники питания)</text:p>
            </text:list-item>
            <text:list-item>
              <text:p text:style-name="P12"><text:s/>Знание и понимание коммутации слаботочных и силовых соединений(colo-ups, main-ups, ip-kvm) в Дата-центре.</text:p>
            </text:list-item>
            <text:list-item>
              <text:p text:style-name="P12"><text:s/>Следить за надлежащим уровнем сложности Ваших паролей для доступа к оборудованию, серверам доступа и учётным записям.</text:p>
            </text:list-item>
            <text:list-item>
              <text:p text:style-name="P12">Доступ клиентов к Дата-центру в нерабочее время, знание регламента Дата-центра.</text:p>
            </text:list-item>
            <text:list-item>
              <text:p text:style-name="P12"><text:s/>Работа и внесение изменений в конфигурацию серверов по указанию руководителя. Работы в датацентре.</text:p>
            </text:list-item>
            <text:list-item>
              <text:p text:style-name="P12"><text:s/>Знать функционал и зоны ответственности каждого сотрудника</text:p>
            </text:list-item>
            <text:list-item>
              <text:p text:style-name="P15"><text:s/>Просматривать ресурсы naverex.net и faq.naverex.net, al.naverex.net на наличие новой информации и обновление существующей.</text:p>
            </text:list-item>
            <text:list-item>
              <text:p text:style-name="P16"><text:soft-page-break/>Специалист не обязан осуществлять консультирование по вопросам программирования, веб-дизайна, настроек клиентских скриптов и программ, а также по другим аналогичным вопросам. (Но в рамках своих знаний и компетенций всегда окажет помощь)</text:p>
            </text:list-item>
            <text:list-item>
              <text:p text:style-name="P22">Запрещается: </text:p>
              <text:p text:style-name="P23">- <text:span text:style-name="T2">обманывать абонентов</text:span></text:p>
              <text:p text:style-name="P25">- предоставлять неполную или некорректную информацию касательно как своей так и чужой зоны ответственности (причины недоступности)</text:p>
              <text:p text:style-name="P26">- ругаться матом </text:p>
              <text:p text:style-name="P24">- повышать тон</text:p>
              <text:p text:style-name="P24">- хамить</text:p>
              <text:p text:style-name="P27">- использовать профессиональный сленг (медик, кабло, шнурок, и т.п)</text:p>
              <text:p text:style-name="P26">- употреблять пищу при диалогах с абонентам</text:p>
              <text:p text:style-name="P17">- <text:span text:style-name="T3">п</text:span>редоставлять информацию про манипуляции с нашей стороны. (<text:span text:style-name="T3">п</text:span>ередёрнули порт, переподняли сессию и т.п)</text:p>
              <text:p text:style-name="P17">- использовать слово «проблема»</text:p>
              <text:p text:style-name="P18"/>
            </text:list-item>
          </text:list>
        </text:list-item>
        <text:list-item>
          <text:p text:style-name="P32">Обработка телефонных обращений</text:p>
        </text:list-item>
      </text:list>
      <text:p text:style-name="Text_20_body_20__28_user_29_"/>
      <text:list xml:id="list101449078977286" text:continue-numbering="true" text:style-name="WWNum1">
        <text:list-item>
          <text:list>
            <text:list-item>
              <text:p text:style-name="P12">При поступлении входящего звонка необходимо правильно представляться в любое время суток : «Техническая поддержка, &lt;Имя&gt;, слушаю Вас», соблюдать культуру, тон, этикет и алгоритмы общения с пользователем.</text:p>
            </text:list-item>
            <text:list-item>
              <text:p text:style-name="P12">Специалист технической поддержки может представляться на том языке, на котором ему удобно (рус\укр).</text:p>
            </text:list-item>
            <text:list-item>
              <text:p text:style-name="P28">Диалог с абонентом происходит на том языке, на котором специалист тех.поддержки может оказать качественное обслуживание. <text:s/></text:p>
            </text:list-item>
            <text:list-item>
              <text:p text:style-name="P12">При входящих звонках поднимать трубку не дожидаясь что кто-то другой возьмет (если вопрос не в Вашей компетенции или спрашивают конкретного сотрудника — передать в соответствующий отдел или тому, кого спрашивают).</text:p>
            </text:list-item>
            <text:list-item>
              <text:p text:style-name="P12">Если необходимо узнать имя входящего, для этого используйте фразу «Как я могу к Вам обращаться».</text:p>
            </text:list-item>
            <text:list-item>
              <text:p text:style-name="P12">Информацию касательно аккаунта абонента разрешается предоставлять только если абонент назвал Ф.И.О того, на кого оформлен договор.</text:p>
            </text:list-item>
            <text:list-item>
              <text:p text:style-name="P12"><text:soft-page-break/>При общении с абонентом для уточнения информации разрешено использовать функцию «Hold». Уточняем у абонента «Вам удобно ожидать на линии?» Если да: - Ожидайте, уточню информацию. После снятия с холда - «Благодарим за ожидание на линии». Если ожидание превысило 1 минуту — «Приносим извинения за длительное ожидание»</text:p>
            </text:list-item>
            <text:list-item>
              <text:p text:style-name="P12"><text:s/>При переключении на вызываемого сотрудника необходимо сообщать с кем Вы хотите соединить и кратко пересказать суть обращения.</text:p>
            </text:list-item>
            <text:list-item>
              <text:p text:style-name="P12"><text:s/>При поступлении вопроса вне Вашей компетенции, необходимо делегировать его в соответствующий отдел (менеджеры, бухгалтерия, другие отделы) соблюдая внутренние инструкции.</text:p>
            </text:list-item>
            <text:list-item>
              <text:p text:style-name="P12">Если Вы заведомо знаете что человек которого спрашивают — отсутствует, или с ним невозможно связаться - сообщаем: «К сожалению, специалист на данный момент занят. Может быть я могу Вам чем-то помочь?». Если Вы помочь не можете, Вам необходимо уточнить контакты, как представить и передать информацию сотруднику которого спрашивают, способом гарантирующим прочтение (почта, смс, тикет). Если звонящий говорит, что вопрос очень срочный - «Пожалуйста, перезвоните через 10. Возможно, специалист освободится.» <text:s text:c="4"/></text:p>
            </text:list-item>
            <text:list-item>
              <text:p text:style-name="P12">Нельзя затягивать разговоры больше чем на 5 минут. Рекомендованное время диалога — 3 минуты. Особенно касается ночного и вечернего времени.</text:p>
            </text:list-item>
            <text:list-item>
              <text:p text:style-name="P12">При наличии второй линии (3,4,5) — необходимо брать трубку, уточнять телефон пользователя, и говорить что ему перезвонят как только освободится специалист.</text:p>
            </text:list-item>
            <text:list-item>
              <text:p text:style-name="P12"><text:s/>В телефонном разговоре всегда использовать «мы, наш, с нашей стороны» т.к Вы являетесь представителем Компании и говорите от её имени.</text:p>
            </text:list-item>
            <text:list-item>
              <text:p text:style-name="P12">Вам необходимо быть активным слушателем, не перебивать собеседника. Лучше всего в процессе разговора произносить одобряющие звуки, междометия. Повторяйте ключевые слова. <text:s/>А в конце резюмировать: если исходить из ваших слов, то…» кратко резюмировав обращения абонента.</text:p>
            </text:list-item>
            <text:list-item>
              <text:p text:style-name="P12">Необходимо всегда быть расположенным к звонящему и пытаться помочь ему.</text:p>
            </text:list-item>
            <text:list-item>
              <text:p text:style-name="P12">Если абонент просит перезвонить, без вопросов сразу перезваниваем.</text:p>
            </text:list-item>
            <text:list-item>
              <text:p text:style-name="P12"><text:s/>Если по каким-то причинам Вы прервали разговор или разговор сорвался - необходимо в любом случае перезвонить звонившему.</text:p>
            </text:list-item>
            <text:list-item>
              <text:p text:style-name="P29">Если пользователя не дозвонился — ему необходимо ОБЯЗАТЕЛЬНО перезвонить</text:p>
            </text:list-item>
            <text:list-item>
              <text:p text:style-name="P12">Если в процессе входящего звонка проблема не решилась, тикет должен быть сразу создан с описанием проблемы пользователя. По факту решения обязательно необходимо описать причину обращения абонента, какие действия были сделаны, и что было рекомендовано.</text:p>
            </text:list-item>
            <text:list-item>
              <text:p text:style-name="P12"><text:soft-page-break/>Вопросы по телефону относительно :</text:p>
            </text:list-item>
          </text:list>
        </text:list-item>
      </text:list>
      <text:p text:style-name="P1">-доменов</text:p>
      <text:p text:style-name="P1">-DNS(зоны)</text:p>
      <text:p text:style-name="P1">- хостинга</text:p>
      <text:p text:style-name="P1">- почты</text:p>
      <text:p text:style-name="P1">- vps/vds</text:p>
      <text:p text:style-name="P1">- datacentr</text:p>
      <text:p text:style-name="P1">- другие, не касающиеся непосредственно предоставление/качества/отсутствия услуги «интернет» абоненты должны направлять на электронную почту support@naverex.net (либо брать их контакты и лично создавать тикет в соответствующий отдел).</text:p>
      <text:list xml:id="list101449725564686" text:continue-numbering="true" text:style-name="WWNum1">
        <text:list-item>
          <text:list>
            <text:list-item>
              <text:p text:style-name="P12">Просьбы о выполнении действий с</text:p>
            </text:list-item>
          </text:list>
        </text:list-item>
      </text:list>
      <text:p text:style-name="P1">- доменами</text:p>
      <text:p text:style-name="P8">-DNS(зоны)</text:p>
      <text:p text:style-name="P8">- хостингом</text:p>
      <text:p text:style-name="P1">- почтой</text:p>
      <text:p text:style-name="P1">- vps/vds</text:p>
      <text:p text:style-name="P1">- datacentr</text:p>
      <text:p text:style-name="P1">и другие писать с доверенного контактного email указанного в билле либо на факс на официальном бланке.</text:p>
      <text:list xml:id="list101448781244961" text:continue-numbering="true" text:style-name="WWNum1">
        <text:list-item>
          <text:list>
            <text:list-item>
              <text:p text:style-name="P12">При исходящем звонке абоненту или в организацию, необходимо представляться «Меня зовут …. Я представляю компанию Навигатор-онлайн. Вам сейчас удобно говорить?»</text:p>
            </text:list-item>
          </text:list>
        </text:list-item>
      </text:list>
      <text:p text:style-name="P9"/>
      <text:p text:style-name="P9"/>
      <text:list xml:id="list101450220299979" text:continue-numbering="true" text:style-name="WWNum1">
        <text:list-item>
          <text:p text:style-name="P33">Кредиты</text:p>
          <text:list>
            <text:list-item>
              <text:p text:style-name="P12">В рабочее время:</text:p>
            </text:list-item>
          </text:list>
        </text:list-item>
      </text:list>
      <text:p text:style-name="P1">- Сотрудники тех.поддержки КАТЕГОРИЧЕСКИ ЗАПРЕЩЕНО устанавливать кредиты существующим абонентам. (абонент может самостоятельно установить кредит в личном кабинете)</text:p>
      <text:p text:style-name="P1">- Спорные и нестандартные вопросы решает абонентский или финансовый отдел. <text:s text:c="2"/></text:p>
      <text:list xml:id="list101449488008063" text:continue-numbering="true" text:style-name="WWNum1">
        <text:list-item>
          <text:list>
            <text:list-item>
              <text:p text:style-name="P12">В нерабочее время :</text:p>
            </text:list-item>
          </text:list>
        </text:list-item>
      </text:list>
      <text:p text:style-name="P4">- Физ.лицо прислал платёжную квитанцию,и после этого позвонил, мы можем установить кредит на 5 дней. На письмо отвечать нет необходимости. <text:s/></text:p>
      <text:p text:style-name="P4"><text:soft-page-break/>- Физ.лицо прислал платёжную квитанцию, и после этого не звонил — кредит устанавливать нет необходимости.</text:p>
      <text:p text:style-name="P4">- Юр.лицо позвонил в нерабочее время с просьбой установки кредита — устанавливаем ему кредит до конца следующего рабочего дня бухгалтерии, и пишем письмо на <text:a xlink:type="simple" xlink:href="mailto:boroday@naverex.net" text:style-name="Internet_20_link" text:visited-style-name="Visited_20_Internet_20_Link">boroday@naverex.net</text:a> с копией на <text:a xlink:type="simple" xlink:href="mailto:support@naverex.net" text:style-name="Internet_20_link" text:visited-style-name="Visited_20_Internet_20_Link">support@naverex.net</text:a> «Абоненту «*****» установлен кредит в связи с обращением в нерабочее время, имя-телефон»</text:p>
      <text:p text:style-name="P2">- Спорные и нестандартные вопросы передаются в абонентский или финансовый отдел.</text:p>
      <text:list xml:id="list101449380123388" text:continue-numbering="true" text:style-name="WWNum1">
        <text:list-item>
          <text:list>
            <text:list-item>
              <text:p text:style-name="P12">Кредиты по просьбе монтажников и сотрудников устанавливаются в любое время на любой указанный срок.</text:p>
            </text:list-item>
            <text:list-item>
              <text:p text:style-name="P12">Кредиты новым абонентам устанавливаются согласно регламента подключения физических и <text:s/>юридических лиц.</text:p>
              <text:p text:style-name="P12"><text:line-break/><text:span text:style-name="T14">АКТИВАЦИЯ</text:span></text:p>
            </text:list-item>
          </text:list>
        </text:list-item>
        <text:list-item>
          <text:p text:style-name="P31">Пауза/Приостановление</text:p>
          <text:list>
            <text:list-item>
              <text:p text:style-name="P12">В рабочее время:</text:p>
            </text:list-item>
          </text:list>
        </text:list-item>
      </text:list>
      <text:p text:style-name="P1">Специалисты технической поддержки не устанавливают пользователей на паузу. <text:span text:style-name="T10">Абонент может самостоятельно установить паузу в личном кабинете. Если абонент не может установить на паузу -</text:span> <text:span text:style-name="T10">у</text:span>становкой на паузу занимается абонентский отдел.</text:p>
      <text:list xml:id="list101449359526323" text:continue-numbering="true" text:style-name="WWNum1">
        <text:list-item>
          <text:list>
            <text:list-item>
              <text:p text:style-name="P12">В нерабочее время:</text:p>
            </text:list-item>
          </text:list>
        </text:list-item>
      </text:list>
      <text:p text:style-name="P1"><text:span text:style-name="T1">- </text:span>Пользователь обратился с просьбой об установке паузы — <text:s text:c="2"/>и создаём тикет в билле на абонентский отдел <text:span text:style-name="T6">с шаблонной темой «Приостановление» </text:span>«Абонент «*****» желает установить паузу в связи с обращением в нерабочее время, имя-телефон»</text:p>
      <text:p text:style-name="P1">- Пользователь настаивает на установке паузы немедленно — устанавливаем на паузу без конечной даты <text:s/>и создаём тикет в билле на абонентский отдел «Абоненту «*****» установлена пауза в связи с обращением в нерабочее время, имя-телефон»</text:p>
      <text:list xml:id="list101449535863469" text:continue-numbering="true" text:style-name="WWNum1">
        <text:list-item>
          <text:p text:style-name="P31">Перерасчёт <text:span text:style-name="T9">баланса</text:span></text:p>
        </text:list-item>
      </text:list>
      <text:p text:style-name="P1">Вопросы касательно перерасчёта <text:span text:style-name="T10">баланса</text:span>:</text:p>
      <text:list xml:id="list101450376206264" text:continue-numbering="true" text:style-name="WWNum1">
        <text:list-item>
          <text:list>
            <text:list-item>
              <text:p text:style-name="P12">В рабочее время:</text:p>
            </text:list-item>
          </text:list>
        </text:list-item>
      </text:list>
      <text:p text:style-name="P1">- перерасчётами занимается Лузан Ирина (внутр: 489), в случае отсутствия - <text:s/>абонентский отдел.</text:p>
      <text:list xml:id="list101449492671387" text:continue-numbering="true" text:style-name="WWNum1">
        <text:list-item>
          <text:list>
            <text:list-item>
              <text:p text:style-name="P12">В нерабочее время:</text:p>
            </text:list-item>
          </text:list>
        </text:list-item>
      </text:list>
      <text:p text:style-name="P3"><text:span text:style-name="T1">- </text:span>Пользователь обратился с просьбой перерасчёт — <text:s/>и создаём тикет в билле на <text:a xlink:type="simple" xlink:href="mailto:support@naverex.net" text:style-name="Internet_20_link" text:visited-style-name="Visited_20_Internet_20_Link">р</text:a>аздел «Финансовые вопросы» <text:span text:style-name="T6">с шаблонной темой «Перерасчёт»</text:span>: <text:s/>«Абоненту «*****» желает перерасчёт за *период*, имя-телефон». Необходимо проверить с нашей стороны были ли проблемы по пользователю и дописать информацию в письме.</text:p>
      <text:p text:style-name="Text_20_body_20__28_user_29_"/>
      <text:list xml:id="list101448873061934" text:continue-numbering="true" text:style-name="WWNum1">
        <text:list-item>
          <text:p text:style-name="P31"><text:soft-page-break/>Настройка роутера</text:p>
        </text:list-item>
      </text:list>
      <text:p text:style-name="P1">Настройка роутера — согласно инструкций и процедур по настройке роутера.</text:p>
      <text:list xml:id="list101448902938373" text:continue-numbering="true" text:style-name="WWNum1">
        <text:list-item>
          <text:list>
            <text:list-item>
              <text:p text:style-name="P12">В рабочее время:</text:p>
              <text:list>
                <text:list-item>
                  <text:p text:style-name="P12">Срочная настройка(час-два)— настраивает дневной специалист технической поддержки.</text:p>
                </text:list-item>
                <text:list-item>
                  <text:p text:style-name="P12">Не срочная(на след.день) - настраивает ночной специалист технической поддержки.</text:p>
                </text:list-item>
              </text:list>
            </text:list-item>
            <text:list-item>
              <text:p text:style-name="P12">В нерабочее время — роутеры не настраиваем</text:p>
            </text:list-item>
            <text:list-item>
              <text:p text:style-name="P12">В телефонном режиме — роутеры настраиваем - если нет обращений и других задач.</text:p>
            </text:list-item>
            <text:list-item>
              <text:p text:style-name="P12">Абонент настаивает — создаём тикет и в свободное время помогаем с настройкой.</text:p>
            </text:list-item>
          </text:list>
        </text:list-item>
        <text:list-item>
          <text:p text:style-name="P31">П<text:span text:style-name="T7">очта</text:span></text:p>
          <text:list>
            <text:list-item>
              <text:p text:style-name="P12">Техническая поддержка обрабатывает обращения, которые поступают по на электронные адреса <text:a xlink:type="simple" xlink:href="mailto:support@naverex.net" text:style-name="Internet_20_link" text:visited-style-name="Visited_20_Internet_20_Link">support@naverex.net</text:a>; <text:a xlink:type="simple" xlink:href="mailto:info@naverex.net" text:style-name="Internet_20_link" text:visited-style-name="Visited_20_Internet_20_Link">info@naverex.net</text:a>. <text:s/></text:p>
            </text:list-item>
            <text:list-item>
              <text:p text:style-name="P12">Обращения в электронном виде(почта\тикеты) обрабатываются в порядке их поступления, но не позднее чем через 30 минут от поступления. <text:s/></text:p>
            </text:list-item>
            <text:list-item>
              <text:p text:style-name="P12">При поступлении обращения на почту и нет времени в 30 мин предоставить ответ, то необходимо ответить на <text:a xlink:type="simple" xlink:href="mailto:support@naverex.net" text:style-name="Internet_20_link" text:visited-style-name="Visited_20_Internet_20_Link">support@naverex.net</text:a> и абоненту на его эмейл что обращение принято в работу.</text:p>
            </text:list-item>
            <text:list-item>
              <text:p text:style-name="P12">Ответ обязательно должен быть на языке полученного письма.</text:p>
            </text:list-item>
            <text:list-item>
              <text:p text:style-name="P12">Отвечать НЕОБХОДИМО ОБЯЗАТЕЛЬНО на все письма, которые пришли и попадают в Вашу зону ответственности.</text:p>
            </text:list-item>
            <text:list-item>
              <text:p text:style-name="P12">Любой ответ абоненту должен быть с темой, корректно расставленными переносами подписью, быть легкочитаемым.</text:p>
            </text:list-item>
            <text:list-item>
              <text:p text:style-name="P12">Ответ пользователю с технической проблемой должен состоять из 3 частей:</text:p>
            </text:list-item>
          </text:list>
        </text:list-item>
      </text:list>
      <text:p text:style-name="P1">- констатация проблемы (или её отсутствия)</text:p>
      <text:p text:style-name="P1">- возможные причины возникновения</text:p>
      <text:p text:style-name="P1">- рекомендации по устранению и т.п</text:p>
      <text:list xml:id="list101449173097008" text:continue-numbering="true" text:style-name="WWNum1">
        <text:list-item>
          <text:list>
            <text:list-item>
              <text:p text:style-name="P12">При задержке с ответом более 30 мин, необходимо извиниться за длительное ожидание.</text:p>
            </text:list-item>
          </text:list>
        </text:list-item>
      </text:list>
      <text:p text:style-name="Text_20_body_20__28_user_29_"/>
      <text:p text:style-name="Text_20_body_20__28_user_29_"/>
      <text:list xml:id="list101450487569697" text:continue-numbering="true" text:style-name="WWNum1">
        <text:list-item>
          <text:list>
            <text:list-item>
              <text:p text:style-name="P19"><text:soft-page-break/>При поступлении обращения от абонента по почте вне зоны Вашей ответственности, или в нерабочее время, необходимо ответить абоненту: </text:p>
              <text:p text:style-name="P19">«<text:span text:style-name="T11">Добрый день! </text:span></text:p>
              <text:p text:style-name="P19"><text:span text:style-name="T11">Мы передали Ваше обращение специалисту, который занимается данным вопросом. Так как Вы обратились в нерабочее время, он свяжется с Вами начиная с **.** **:** (число/месяц, время). Если вопрос критичный, пожалуйста, укажите данную информацию в ответном письме и мы приложим все усилия для наискорейшего ответа.</text:span>». Обязательно уведомить ответственного <text:s/>— звонок\СМС.</text:p>
            </text:list-item>
            <text:list-item>
              <text:p text:style-name="P12">В случае критичности(срочно, очень важно, и т.п) обращения пользователя, необходимо уведомить ответственного телефонным звонком. Если это сделать не удалось, необходимо уведомить своего руководителя.</text:p>
            </text:list-item>
            <text:list-item>
              <text:p text:style-name="P12">На обращения через <text:s/>почту, обязательно приветствие (Добрый день!) и подпись с указанием имени\фамилии и должности.</text:p>
            </text:list-item>
            <text:list-item>
              <text:p text:style-name="P12">При создании нового письма пользователю в тему обязательно добавлять ISP «Navigator-Online»</text:p>
            </text:list-item>
          </text:list>
        </text:list-item>
      </text:list>
      <text:p text:style-name="Text_20_body_20__28_user_29_"/>
      <text:list xml:id="list101449133440250" text:continue-numbering="true" text:style-name="WWNum1">
        <text:list-item>
          <text:p text:style-name="P31">Т<text:span text:style-name="T7">икеты</text:span></text:p>
          <text:list>
            <text:list-item>
              <text:p text:style-name="P12">Тикеты существуют для фиксации обращения пользователя и важны при повторных обращениях и при возникновении спорных вопросов.</text:p>
            </text:list-item>
            <text:list-item>
              <text:p text:style-name="P12">Техническая поддержка обрабатывает обращения, которые поступают в биллинге в разделы <text:s/>«Техническая поддержка, Colocation».</text:p>
            </text:list-item>
            <text:list-item>
              <text:p text:style-name="P12">В случае поступления тикета в поддержку и на тот момент наблюдается большая нагрузка на операторов (или долго разбираться с проблемой) — необходимо сменить статус заявки на «В обработке», и предоставить информацию пользователю, что его заявка в обработке.</text:p>
            </text:list-item>
            <text:list-item>
              <text:p text:style-name="P12">4.При создании тикета, обязательно указывать конечную дату выполнения. Если такая информация отсутствует — устанавливается срок сутки.</text:p>
            </text:list-item>
            <text:list-item>
              <text:p text:style-name="P12">Чтение внутренней переписки в тикетах обычными пользователями недопустимо. Всегда при внесении в заявку внутренней информации ставим галку «Внутреннее сообщение».</text:p>
            </text:list-item>
            <text:list-item>
              <text:p text:style-name="P12">Если установлен статус «Ожидаем ответ от пользователя» ожидание максимум может составлять 1 сутки перед повторным звонком, если не указано другое абонентом, или не стоит иная дата выполнения.</text:p>
            </text:list-item>
            <text:list-item>
              <text:p text:style-name="P12">Если абонентский отдел подал заявку в отдел «Устранения» миную техническую поддержку, тех.под обязан внести в тикет диагностическую информацию по подключению.</text:p>
            </text:list-item>
          </text:list>
        </text:list-item>
        <text:list-item>
          <text:p text:style-name="P31"><text:soft-page-break/>«Обратная связь с компанией»</text:p>
          <text:list>
            <text:list-item>
              <text:p text:style-name="P12">Ответ на «Обратную связь» обязательно должен быть чистым письмом. Абонент саму заявку видеть не должен.</text:p>
            </text:list-item>
            <text:list-item>
              <text:p text:style-name="P12">Если в обращении указан логин, в таком случаем создаём тикет с полной копией обращения.</text:p>
            </text:list-item>
            <text:list-item>
              <text:p text:style-name="P12">Ответ пишется на контактный эмейл, указанный в заявке.</text:p>
            </text:list-item>
            <text:list-item>
              <text:p text:style-name="P12">Тикет закрывается по факту решения вопроса, полной копией текста ответа пользователю.</text:p>
            </text:list-item>
            <text:list-item>
              <text:p text:style-name="P12">Если пользователем созвонились и решили вопрос — ответ на его контактный эмейл необходимо написать ОБЯЗАТЕЛЬНО.</text:p>
            </text:list-item>
          </text:list>
        </text:list-item>
        <text:list-item>
          <text:p text:style-name="P31">Skype</text:p>
          <text:list>
            <text:list-item>
              <text:p text:style-name="P12">Обслуживание через ПО Skype осуществляется только сотрудниками технической поддержки 24\7\365 согласно данного регламента и правил обслуживания в электронном виде.</text:p>
            </text:list-item>
            <text:list-item>
              <text:p text:style-name="P12">По факту обращения в Skype с техническим вопросом — в текстовом или телефонном режиме осуществляется помощь абоненту.</text:p>
            </text:list-item>
            <text:list-item>
              <text:p text:style-name="P12">После оказания технической успешной\неуспешной технической поддержки создаётся тикет с полной перепиской по пользователю для истории.</text:p>
            </text:list-item>
            <text:list-item>
              <text:p text:style-name="P12">Ответ должен быть на языке полученного сообщения.</text:p>
            </text:list-item>
            <text:list-item>
              <text:p text:style-name="P12">При поступлении обращения от абонента по Skype вне зоны Вашей ответственности в рабочее время, необходимо ответить абоненту : «Ваше обращение передано специалисту, ожидайте, с Вами свяжутся в ближайшее время» Обязательно уведомить ответственного <text:s/>— звонок\СМС\тикет\почта.</text:p>
            </text:list-item>
            <text:list-item>
              <text:p text:style-name="P20">При поступлении обращения от абонента по Skype вне зоны Вашей ответственности в нерабочее время, необходимо ответить абоненту, что:</text:p>
              <text:p text:style-name="P20"><text:s/>«<text:span text:style-name="T11">Добрый день! </text:span></text:p>
              <text:p text:style-name="P20"><text:span text:style-name="T11">Мы передали Ваше обращение специалисту, который занимается данным вопросом. Так как Вы обратились в нерабочее время, он свяжется с Вами начиная с **.** **:** (число/месяц, время). Если вопрос критичный, пожалуйста, укажите данную информацию в ответном письме и мы приложим все усилия для наискорейшего ответа</text:span>». </text:p>
              <text:p text:style-name="P20">Обязательно уведомить ответственного <text:s/>— звонок\СМС\тикет\почта.</text:p>
            </text:list-item>
            <text:list-item>
              <text:p text:style-name="P12">В Skype подпись необязательна.</text:p>
            </text:list-item>
          </text:list>
        </text:list-item>
      </text:list>
      <text:p text:style-name="Text_20_body_20__28_user_29_"><text:soft-page-break/></text:p>
      <text:list xml:id="list101449983788334" text:continue-numbering="true" text:style-name="WWNum1">
        <text:list-item>
          <text:h text:style-name="P10" text:outline-level="1">Взаимодействие с монтажниками</text:h>
          <text:list>
            <text:list-item>
              <text:p text:style-name="P12">Обращение монтажников по телефону в приоритете перед обычными абонентами.</text:p>
            </text:list-item>
            <text:list-item>
              <text:p text:style-name="P12">При поступлении заявок от абонетов на выезд существуют 2 вида заявок:</text:p>
            </text:list-item>
          </text:list>
        </text:list-item>
      </text:list>
      <text:p text:style-name="P1">- платные</text:p>
      <text:p text:style-name="P1">- бесплатные</text:p>
      <text:list xml:id="list101449581841889" text:continue-numbering="true" text:style-name="WWNum1">
        <text:list-item>
          <text:list>
            <text:list-item>
              <text:list>
                <text:list-item>
                  <text:p text:style-name="P12">Платные (проблема в зоне ответственности абонента):</text:p>
                </text:list-item>
              </text:list>
            </text:list-item>
          </text:list>
        </text:list-item>
      </text:list>
      <text:p text:style-name="P1">- переобжимка в квартире (офисе)</text:p>
      <text:p text:style-name="P1">- перебит кабель по квартире(офисе)</text:p>
      <text:p text:style-name="P1">- диагностика целостности кабеля в помещении Абонента</text:p>
      <text:p text:style-name="P1">- перетяжка кабеля</text:p>
      <text:p text:style-name="P1">- установка розеток</text:p>
      <text:p text:style-name="P1">- прокладка кабеля предоставленного Абонентом</text:p>
      <text:p text:style-name="P1">- настройка роутера</text:p>
      <text:p text:style-name="P1">- перенос кабеля или наращивание</text:p>
      <text:p text:style-name="P1">- сервисное обслуживание ПК\локальной сети\т.п</text:p>
      <text:p text:style-name="P1">(Абоненту при этом озвучивается, что стоимость работ от 50 грн. Более подробную сумму озвучит уже конкретный специалист.)</text:p>
      <text:list xml:id="list101450039406457" text:continue-numbering="true" text:style-name="WWNum1">
        <text:list-item>
          <text:list>
            <text:list-item>
              <text:list>
                <text:list-item>
                  <text:p text:style-name="P12">Бесплатные (проблема в нашей зоне ответственности):</text:p>
                </text:list-item>
              </text:list>
            </text:list-item>
          </text:list>
        </text:list-item>
      </text:list>
      <text:p text:style-name="P1">- переобжимка в ящике</text:p>
      <text:p text:style-name="P1">- ремонт кабеля по подьезду</text:p>
      <text:p text:style-name="P1">- смена порта</text:p>
      <text:p text:style-name="P1">- перевод на динамические настройки</text:p>
      <text:list xml:id="list101449175357882" text:continue-numbering="true" text:style-name="WWNum1">
        <text:list-item>
          <text:list>
            <text:list-item>
              <text:p text:style-name="P12">При подаче заявок на платный выезд, в тикет можно вносить только информацию, которую предоставил пользователь.</text:p>
            </text:list-item>
            <text:list-item>
              <text:p text:style-name="P12">При подаче заявок на бесплатный выезд, в тикет необходимо вносить максимум диагностической информации по абоненту. <text:s text:c="2"/></text:p>
            </text:list-item>
            <text:list-item>
              <text:p text:style-name="P12">При подаче заявки на выезд — выезд к абоненту осуществляется в течение суток.</text:p>
            </text:list-item>
            <text:list-item>
              <text:p text:style-name="P12"><text:soft-page-break/>Мы не сообщаем абонентам когда с ними свяжутся монтажники. Заявка обрабатывается в течение суток, в порядке живой очереди. Когда у монтажника будет возможность — он свяжется с абонентом.</text:p>
            </text:list-item>
            <text:list-item>
              <text:p text:style-name="P12">Тикеты которые находятся в очереди «Устранение» обзваниваются исключительно монтажниками.</text:p>
            </text:list-item>
            <text:list-item>
              <text:p text:style-name="P12">Если возникает спорная или конфликтная ситуация с абонентом, при его обращении (не набрал, не пришёл и т.п), мы указываем подробно ситуацию в тикете, набираем монтажника и уведомляем его про ситуацию. Статус заявки меняем на «Открыто»</text:p>
            </text:list-item>
            <text:list-item>
              <text:p text:style-name="P12">Абоненту сообщаем, что информация отображена в заявке, и <text:s/>инженер свяжется с абонентом для урегулирования вопроса.</text:p>
            </text:list-item>
            <text:list-item>
              <text:p text:style-name="P12">На каждое обращение абонента в актуальном тикете должна быть пометка что абонент звонил и ждёт монтажника.</text:p>
            </text:list-item>
            <text:list-item>
              <text:p text:style-name="P12">При обращении абонента для восстановления подключения, но при этом он отключён более 3 месяцев — обращение передаётся в абонетский отдел как новое подключение.</text:p>
            </text:list-item>
          </text:list>
        </text:list-item>
        <text:list-item>
          <text:p text:style-name="P31">Аварии в сети <text:span text:style-name="T12">(в разработке)</text:span></text:p>
          <text:list>
            <text:list-item>
              <text:p text:style-name="P12">При авариях на конечных и домах, необходимо уведомить монтажника, что дом не работает. Если там ведутся работы Киевэнерго или ЖЭК уведомлять нет необходимости.</text:p>
            </text:list-item>
            <text:list-item>
              <text:p text:style-name="P12"><text:s/>При <text:s/>авариях на промежуточных домах и оптоузлах необходимо уведомлять ответственных согласно алгоритму <text:span text:style-name="T8">падения серверов, энергобеспечения</text:span>.</text:p>
            </text:list-item>
          </text:list>
        </text:list-item>
        <text:list-item>
          <text:p text:style-name="P31">Датацентр</text:p>
          <text:list>
            <text:list-item>
              <text:p text:style-name="P12">Обслуживание в датацентре осуществляется только в рабочее время согласно процедуре по обслуживанию «Colocation» .</text:p>
            </text:list-item>
            <text:list-item>
              <text:p text:style-name="P12">Подключение IP-KVM осуществляется согласно процедуры подключения IP-KVM</text:p>
            </text:list-item>
          </text:list>
        </text:list-item>
      </text:list>
      <text:p text:style-name="Standard_20__28_user_29_"/>
      <text:list xml:id="list101448960510372" text:continue-numbering="true" text:style-name="WWNum1">
        <text:list-item>
          <text:p text:style-name="P31">Аварийные ситуации в офисе:</text:p>
        </text:list-item>
      </text:list>
      <text:p text:style-name="P8">В случае возникновения одной из нижеперечисленных ситуаций:</text:p>
      <text:p text:style-name="P4">- отсутствие питания</text:p>
      <text:p text:style-name="P4">- затопление</text:p>
      <text:p text:style-name="P4"><text:soft-page-break/>- пожар</text:p>
      <text:p text:style-name="P4">- утечка газа</text:p>
      <text:p text:style-name="P4">- несанкционированный доступ</text:p>
      <text:p text:style-name="P4">Необходимо действовать согласно «Алгоритм авральных ситуаций»</text:p>
      <text:p text:style-name="Text_20_body_20__28_user_29_"/>
      <text:list xml:id="list101450534068535" text:continue-numbering="true" text:style-name="WWNum1">
        <text:list-item>
          <text:p text:style-name="P31">Жалобы</text:p>
        </text:list-item>
      </text:list>
      <text:p text:style-name="P1">Все жалобы на:</text:p>
      <text:p text:style-name="P1">- сотрудников (их действия)</text:p>
      <text:p text:style-name="P1">- качество обслуживания</text:p>
      <text:p text:style-name="P1">- рассмотрение руководителем</text:p>
      <text:p text:style-name="P1">- любые спорные ситуации</text:p>
      <text:p text:style-name="P1"><text:bookmark text:name="_GoBack"/><text:span text:style-name="T13">А</text:span>боненты могут писать в как в электронном виде на <text:a xlink:type="simple" xlink:href="mailto:info@naverex.net" text:style-name="Internet_20_link" text:visited-style-name="Visited_20_Internet_20_Link">info@naverex.net</text:a> так и в письменном в офисе Компании. Письменные жалобы рассматриваются согласно «ЗУ Про звернення громадян». Электронны жалобы рассматриваются по мере возможности. </text:p>
      <text:p text:style-name="P1"/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Calibri Light" svg:font-family="'Calibri Light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list-style-name="WWNum1" style:class="text">
      <style:text-properties style:font-name="Liberation Serif1" fo:font-family="'Liberation Serif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Horizontal_20_Line" style:display-name="Horizontal Line" style:family="paragraph" style:parent-style-name="Standard_20__28_user_29_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_20__28_user_29_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loext:contextual-spacing="false" fo:line-height="108%" fo:keep-together="always" fo:orphans="2" fo:widows="2" fo:hyphenation-ladder-count="no-limit" style:vertical-align="auto"/>
      <style:text-properties fo:color="#2e74b5" style:font-name="Calibri Light" fo:font-family="'Calibri Light'" style:font-family-generic="swiss" style:font-pitch="variable" fo:font-size="16pt" fo:language="en" fo:country="US" fo:font-weight="normal" style:letter-kerning="false" style:font-name-asian="Droid Sans Fallback" style:font-family-asian="'Droid Sans Fallback'" style:font-family-generic-asian="system" style:font-pitch-asian="variable" style:font-size-asian="16pt" style:language-asian="en" style:country-asian="US" style:font-weight-asian="normal" style:font-name-complex="FreeSans" style:font-family-complex="FreeSans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51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4.44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5.08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5.715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6.35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7.62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1llaherz</meta:initial-creator>
    <meta:editing-cycles>20</meta:editing-cycles>
    <meta:print-date>2016-11-29T14:47:00</meta:print-date>
    <meta:creation-date>2016-12-09T09:29:00</meta:creation-date>
    <dc:date>2017-02-01T10:14:48.301040337</dc:date>
    <meta:editing-duration>P2DT4H15M28S</meta:editing-duration>
    <meta:generator>LibreOffice/5.1.4.2$Linux_X86_64 LibreOffice_project/10m0$Build-2</meta:generator>
    <meta:document-statistic meta:table-count="0" meta:image-count="0" meta:object-count="0" meta:page-count="13" meta:paragraph-count="233" meta:word-count="2866" meta:character-count="21136" meta:non-whitespace-character-count="185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